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Administrando E Manipulando Bancos De Dados Com Ferramentas Gráficas</text:p>
      <text:p text:style-name="Standard"/>
      <text:p text:style-name="Standard">Em banco de dados relacional o SQL é uma linguagem usada para definição e manipulação de dados, tarefa relevante para os mais variados profissionais (PUGA&lt; 2013). Programadores usam essa linguagem para codificar as funções de suas telas, o Administrador de Banco de Dados usa para suas tarefas administrativas e mesmo para ajustes na estrutura das tabelas e dos dados.</text:p>
      <text:p text:style-name="Standard"/>
      <text:p text:style-name="Standard">Por ser um padrão em bancos de dados relacionais, esta linguagem é empregada em diversos SGBD’s, ORACLE, SQL Server, FireBird e MySQL, por exemplo. Enfim, é uma linguagem bastante ampla e de essencial uso quando se fala em banco de dados.</text:p>
      <text:p text:style-name="Standard"/>
      <text:p text:style-name="Standard">Imagine que uma Loja Virtual possui seu sistema na Internet e você foi o responsável por gerenciar o módulo de Cadastro dos Clientes. O Projetista explicou a você que o modelo de dados dessa parte é mostrado a seguir (Figura 1) e que você ficará responsável por manter os dados e atender eventuais demandas por relatórios. Por exemplo, quando o marketing precisar de uma lista de clientes para alguma campanha, você será acionado para emitir essa lista junto ao banco de dados.</text:p>
      <text:p text:style-name="Standard">Figura 1 - Modelo de Dados do Módulo de Clientes</text:p>
      <text:p text:style-name="Standard">Fonte: Elaborada pelo autor.</text:p>
      <text:p text:style-name="Standard">Vamos Praticar</text:p>
      <text:p text:style-name="Standard"/>
      <text:p text:style-name="Standard">Bom, diante do cenário, o primeiro passo é montar seu ambiente, portanto instale o seu servidor MySQL com o WorkBench para você executar suas tarefas.</text:p>
      <text:p text:style-name="Standard"/>
      <text:p text:style-name="Standard">Com ambiente montado, analise a especificação presente no modelo de dados que o projetista te passou (Figura 1) e digite os comandos de DDL (create table, alter table, e outros) para a criação das tabelas com suas chaves primárias e estrangeiras.</text:p>
      <text:p text:style-name="Standard"/>
      <text:p text:style-name="Standard">Com as tabelas criadas, crie um script em que você faz uma inserção de pelo menos 20 registros na tabela de CLIENTE e 5 registros na tabela CIDADE.</text:p>
      <text:p text:style-name="Standard"/>
      <text:p text:style-name="Standard">Por fim, já prepare algumas consultas sobre os clientes que podem em alguma hora ser úteis para o departamento de marketing. Por exemplo, vamos pensar em algumas situações:</text:p>
      <text:p text:style-name="Standard"/>
      <text:p text:style-name="Standard"><text:s text:c="4"/>Como recuperar os clientes de determinado sexo e que moram em certo bairro?</text:p>
      <text:p text:style-name="Standard"><text:s text:c="4"/>Como recuperar os clientes cujo DDD seja de São Paulo (11)?</text:p>
      <text:p text:style-name="Standard"/>
      <text:p text:style-name="Standard">Pare um pouco e pense pelo menos em mais de 20 situações que envolvam Inserção, Alteração e Exclusão de dados, além de Consultas que podem ser feitas neste banco de dados. Para cada uma escreva o comando SQL equivalente.</text:p>
      <text:p text:style-name="Standard"/>
      <text:p text:style-name="Standard">Por fim, é isso programador (SQL), assuma seu posto de responsável pelo módulo de Clientes do sistema da Loja Virtual e sucesso! Ao final disponibilize seu trabalho no fórum da seção</text:p>
      <text:p text:style-name="Standard">Referências</text:p>
      <text:p text:style-name="Standard"/>
      <text:p text:style-name="Standard">PUGA, S. Banco de Dados : implementação em SQL, PL/SQL e Oracle 11g. São Paulo: Pearson Education do Brasil, 201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8:57.235074474</meta:creation-date>
    <dc:date>2022-04-19T19:31:18.910348500</dc:date>
    <meta:editing-duration>PT2M21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17" meta:word-count="444" meta:character-count="2625" meta:non-whitespace-character-count="2190"/>
  </office:meta>
</office:document-meta>
</file>